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Loma" svg:font-family="Loma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4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6pt"/>
    </style:style>
    <style:style style:name="P5" style:parent-style-name="Standard" style:family="paragraph">
      <style:text-properties style:font-name="Times New Roman" style:font-name-complex="Times New Roman" style:font-weight-complex="bold" style:font-size-complex="16pt"/>
    </style:style>
    <style:style style:name="P6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7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6pt"/>
    </style:style>
    <style:style style:name="P8" style:parent-style-name="Standard" style:family="paragraph">
      <style:text-properties style:font-name="Times New Roman" style:font-name-complex="Times New Roman" style:font-weight-complex="bold" style:font-size-complex="16pt"/>
    </style:style>
    <style:style style:name="P9" style:parent-style-name="Standard" style:family="paragraph">
      <style:text-properties style:font-name="Times New Roman" style:font-name-complex="Times New Roman" style:font-weight-complex="bold" style:font-size-complex="16pt"/>
    </style:style>
    <style:style style:name="P10" style:parent-style-name="Standard" style:family="paragraph">
      <style:text-properties style:font-name="Times New Roman" style:font-name-complex="Times New Roman" style:font-weight-complex="bold" style:font-size-complex="16pt"/>
    </style:style>
    <style:style style:name="P11" style:parent-style-name="Standard" style:family="paragraph">
      <style:text-properties style:font-name="Times New Roman" style:font-name-complex="Times New Roman" style:font-weight-complex="bold" style:font-size-complex="16pt"/>
    </style:style>
    <style:style style:name="P12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3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4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6pt"/>
    </style:style>
    <style:style style:name="P15" style:parent-style-name="Standard" style:family="paragraph">
      <style:text-properties style:font-name="Times New Roman" style:font-name-complex="Times New Roman" style:font-weight-complex="bold" style:font-size-complex="16pt"/>
    </style:style>
    <style:style style:name="P16" style:parent-style-name="Standard" style:family="paragraph">
      <style:text-properties style:font-name="Times New Roman" style:font-name-complex="Times New Roman" style:font-weight-complex="bold" style:font-size-complex="16pt"/>
    </style:style>
    <style:style style:name="P17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6pt"/>
    </style:style>
    <style:style style:name="T18" style:parent-style-name="Fuentedepárrafopredeter." style:family="text">
      <style:text-properties style:font-name="Times New Roman" style:font-name-complex="Times New Roman" style:font-weight-complex="bold" style:font-size-complex="16pt"/>
    </style:style>
    <style:style style:name="T19" style:parent-style-name="Fuentedepárrafopredeter." style:family="text">
      <style:text-properties style:font-name="Times New Roman" style:font-name-complex="Times New Roman" style:font-weight-complex="bold" style:font-size-complex="16pt"/>
    </style:style>
    <style:style style:name="P20" style:parent-style-name="Standard" style:family="paragraph">
      <style:text-properties style:font-name="Times New Roman" style:font-name-complex="Times New Roman"/>
    </style:style>
    <style:style style:name="P21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22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6pt"/>
    </style:style>
    <style:style style:name="P23" style:parent-style-name="Standard" style:family="paragraph">
      <style:text-properties style:font-name="Times New Roman" style:font-name-complex="Times New Roman" style:font-weight-complex="bold" style:font-size-complex="16pt"/>
    </style:style>
    <style:style style:name="P24" style:parent-style-name="Standard" style:family="paragraph">
      <style:text-properties style:font-name="Times New Roman" style:font-name-complex="Times New Roman" style:font-weight-complex="bold" style:font-size-complex="16pt"/>
    </style:style>
    <style:style style:name="P25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6pt"/>
    </style:style>
    <style:style style:name="P26" style:parent-style-name="Standard" style:family="paragraph">
      <style:text-properties style:font-name="Times New Roman" style:font-name-complex="Times New Roman" style:font-weight-complex="bold" style:font-size-complex="16pt"/>
    </style:style>
    <style:style style:name="P27" style:parent-style-name="Standard" style:family="paragraph">
      <style:text-properties style:font-name="Times New Roman" style:font-name-complex="Times New Roman" style:font-weight-complex="bold" style:font-size-complex="16pt"/>
    </style:style>
    <style:style style:name="P28" style:parent-style-name="Standard" style:family="paragraph">
      <style:text-properties style:font-name="Times New Roman" style:font-name-complex="Times New Roman" fo:font-size="11pt" style:font-size-asian="11pt"/>
    </style:style>
    <style:style style:name="P29" style:parent-style-name="Standard" style:family="paragraph">
      <style:text-properties style:font-name="Times New Roman" style:font-name-complex="Times New Roman" fo:font-size="11pt" style:font-size-asian="11pt"/>
    </style:style>
    <style:style style:name="P30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4pt"/>
    </style:style>
    <style:style style:name="P31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32" style:parent-style-name="Standard" style:family="paragraph">
      <style:text-properties style:font-name="Times New Roman" style:font-name-complex="Times New Roman" style:font-weight-complex="bold" fo:color="#000000" style:font-size-complex="14pt"/>
    </style:style>
    <style:style style:name="P33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34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35" style:parent-style-name="Standard" style:family="paragraph">
      <style:text-properties style:font-name="Times New Roman" style:font-name-complex="Times New Roman" style:font-weight-complex="bold" fo:color="#000000" style:font-size-complex="14pt"/>
    </style:style>
    <style:style style:name="P36" style:parent-style-name="Standard" style:family="paragraph">
      <style:text-properties style:font-name="Times New Roman" style:font-name-complex="Times New Roman" style:font-weight-complex="bold" fo:color="#000000" style:font-size-complex="14pt"/>
    </style:style>
    <style:style style:name="P37" style:parent-style-name="Standard" style:family="paragraph">
      <style:text-properties style:font-name="Times New Roman" style:font-name-complex="Times New Roman"/>
    </style:style>
    <style:style style:name="P38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4pt"/>
    </style:style>
    <style:style style:name="P39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40" style:parent-style-name="Standard" style:family="paragraph">
      <style:text-properties style:font-name="Times New Roman" style:font-name-complex="Times New Roman" style:font-weight-complex="bold" fo:color="#000000" style:font-size-complex="14pt"/>
    </style:style>
    <style:style style:name="P41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42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43" style:parent-style-name="Standard" style:family="paragraph">
      <style:text-properties style:font-name="Times New Roman" style:font-name-complex="Times New Roman" style:font-weight-complex="bold" fo:color="#000000" style:font-size-complex="14pt"/>
    </style:style>
    <style:style style:name="P44" style:parent-style-name="Standard" style:family="paragraph">
      <style:text-properties style:font-name="Times New Roman" style:font-name-complex="Times New Roman" style:font-weight-complex="bold" fo:color="#000000" style:font-size-complex="14pt"/>
    </style:style>
    <style:style style:name="P45" style:parent-style-name="Standard" style:family="paragraph">
      <style:text-properties style:font-name="Times New Roman" style:font-name-complex="Times New Roman" style:font-weight-complex="bold" fo:color="#000000" style:font-size-complex="14pt"/>
    </style:style>
    <style:style style:name="T46" style:parent-style-name="Fuentedepárrafopredeter." style:family="text">
      <style:text-properties style:font-name="Times New Roman" style:font-name-complex="Times New Roman" style:font-weight-complex="bold" fo:color="#000000" style:font-size-complex="14pt"/>
    </style:style>
    <style:style style:name="T47" style:parent-style-name="Fuentedepárrafopredeter." style:family="text">
      <style:text-properties style:font-name="Times New Roman" style:font-name-complex="Times New Roman" style:font-weight-complex="bold" fo:color="#000000" style:font-size-complex="14pt"/>
    </style:style>
  </office:automatic-styles>
  <office:body>
    <office:text text:use-soft-page-breaks="true">
      <text:p text:style-name="P1">CU0009_AdministrarPublicaciones</text:p>
      <text:p text:style-name="P2"/>
      <text:p text:style-name="P3">Clase PublicacionesConDenuncia</text:p>
      <text:p text:style-name="P4">•<text:tab/>Responsabilidades</text:p>
      <text:p text:style-name="P5">◦<text:tab/>Permitir la visualización de un listado de las publicaciones con denuncias</text:p>
      <text:p text:style-name="P6"/>
      <text:p text:style-name="P7">•<text:tab/>Atributos</text:p>
      <text:p text:style-name="P8">◦<text:tab/>Publicación</text:p>
      <text:p text:style-name="P9">◦<text:tab/>FechaPublicación</text:p>
      <text:p text:style-name="P10">◦<text:tab/>FechaDenuncia</text:p>
      <text:p text:style-name="P11">◦<text:tab/>MotivoDenuncia</text:p>
      <text:p text:style-name="P12"/>
      <text:p text:style-name="P13">Clase BuscadorDenuncias</text:p>
      <text:p text:style-name="P14">•<text:tab/>Responsabilidades</text:p>
      <text:p text:style-name="P15">◦<text:tab/>Realizar la búsqueda de las denuncias y lo enlaza con el objeto denunciado según el tipo de objeto ya sea publicación o comentario</text:p>
      <text:p text:style-name="P16"/>
      <text:p text:style-name="P17">•<text:tab/>Atributos</text:p>
      <text:p text:style-name="Standard"><text:span text:style-name="T18">◦</text:span><text:span text:style-name="T19"><text:tab/>TipoObjeto (Publicación,Comentario)</text:span></text:p>
      <text:p text:style-name="P20"/>
      <text:p text:style-name="P21">Clase ActualizadorDenuncia</text:p>
      <text:p text:style-name="P22">•<text:tab/>Responsabilidades</text:p>
      <text:p text:style-name="P23">◦<text:tab/>Procesa la actualización de aprobación o eliminación de las denuncias según el tipo de objeto ya sea publicación o comentario</text:p>
      <text:p text:style-name="P24"/>
      <text:p text:style-name="P25">•<text:tab/>Atributos</text:p>
      <text:p text:style-name="P26">◦<text:tab/>TipoObjeto<text:s/>(Publicación,Comentario)</text:p>
      <text:p text:style-name="P27">◦<text:tab/>Accion (Aprobar,Eliminar)</text:p>
      <text:p text:style-name="P28"/>
      <text:p text:style-name="P29"/>
      <text:p text:style-name="P30">Clase Publicaciones</text:p>
      <text:p text:style-name="P31">•<text:tab/>Responsabilidades</text:p>
      <text:p text:style-name="P32">◦<text:tab/>Persistir los cambios de estado de denuncia en la publicación</text:p>
      <text:p text:style-name="P33"/>
      <text:p text:style-name="P34">•<text:tab/>Atributos</text:p>
      <text:p text:style-name="P35">◦<text:tab/>Estado (Normal,Denunciado,Eliminado)</text:p>
      <text:p text:style-name="P36">◦<text:tab/>IdDenuncia</text:p>
      <text:p text:style-name="P37"/>
      <text:p text:style-name="P38">Clase Denuncias</text:p>
      <text:p text:style-name="P39">•<text:tab/>Responsabilidades</text:p>
      <text:p text:style-name="P40">◦<text:tab/>Persistir las cambios de estado en las denuncias</text:p>
      <text:p text:style-name="P41"/>
      <text:p text:style-name="P42">•<text:tab/>Atributos</text:p>
      <text:p text:style-name="P43">◦<text:tab/>FechaAprobacion</text:p>
      <text:p text:style-name="P44">◦<text:tab/>FechaEliminacion</text:p>
      <text:p text:style-name="P45">◦<text:tab/>UsuarioAprobacion</text:p>
      <text:p text:style-name="Standard"><text:span text:style-name="T46">◦</text:span><text:span text:style-name="T47"><text:tab/>UsuarioEliminacio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Loma" svg:font-family="Loma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rce</meta:initial-creator>
    <dc:creator>Rodrigo Lostes</dc:creator>
    <meta:creation-date>2012-07-21T00:44:00Z</meta:creation-date>
    <dc:date>2012-08-03T12:59:00Z</dc:date>
    <meta:template xlink:href="Normal" xlink:type="simple"/>
    <meta:editing-cycles>22</meta:editing-cycles>
    <meta:editing-duration>PT17160S</meta:editing-duration>
    <meta:document-statistic meta:page-count="1" meta:paragraph-count="2" meta:word-count="165" meta:character-count="1072" meta:row-count="7" meta:non-whitespace-character-count="909"/>
  </office:meta>
</office:document-meta>
</file>